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nk" table:style-name="ta1">
        <table:shapes>
          <draw:frame draw:z-index="0" draw:style-name="gr1" draw:text-style-name="P1" svg:width="16.022cm" svg:height="9.005cm" svg:x="6.717cm" svg:y="4.569cm">
            <draw:object draw:notify-on-update-of-ranges="Blank.B3:Blank.B8 Blank.C3:Blank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ge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COUNTIF([.$A$2:.$A$300];1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COUNTIF([.$A$2:.$A$300];2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COUNTIF([.$A$2:.$A$300];3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COUNTIF([.$A$2:.$A$300];4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COUNTIF([.$A$2:.$A$300];5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COUNTIF([.$A$2:.$A$300];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 style:data-style-name="N2" text:time-value="19:00:35.702996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12-25T19:03:45.471914186</dc:date>
    <dc:creator>Robin Meis</dc:creator>
    <meta:editing-duration>PT5M34S</meta:editing-duration>
    <meta:editing-cycles>3</meta:editing-cycles>
    <dc:title>Häufigkeit</dc:title>
    <meta:document-statistic meta:table-count="1" meta:cell-count="2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bar" chart:style-name="ch1">
        <chart:plot-area chart:style-name="ch2" table:cell-range-address="Blank.B3:Blank.C8" chart:data-source-has-labels="column" svg:x="0.32cm" svg:y="0.18cm" svg:width="15.383cm" svg:height="8.646cm">
          <chartooo:coordinate-region svg:x="0.941cm" svg:y="0.379cm" svg:width="14.762cm" svg:height="7.8cm"/>
          <chart:axis chart:dimension="x" chart:name="primary-x" chart:style-name="ch3" chartooo:axis-type="auto">
            <chartooo:date-scale/>
            <chart:categories table:cell-range-address="Blank.B3:Blank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ank.C3:Blank.C8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Blank.B3:Blank.B8</svg:desc>
                </draw:g>
              </table:table-cell>
              <table:table-cell office:value-type="float" office:value="46">
                <text:p>46</text:p>
                <draw:g>
                  <svg:desc>Blank.C3:Blank.C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